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au1" style:family="table">
      <style:table-properties style:width="9.107cm" style:rel-width="50%" table:align="center"/>
    </style:style>
    <style:style style:name="Tableau1.A" style:family="table-column">
      <style:table-column-properties style:column-width="4.553cm" style:rel-column-width="2409*"/>
    </style:style>
    <style:style style:name="Tableau1.B" style:family="table-column">
      <style:table-column-properties style:column-width="4.554cm" style:rel-column-width="2410*"/>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margin-top="0cm" fo:margin-bottom="0cm" fo:text-align="justify" style:justify-single-word="false"/>
    </style:style>
    <style:style style:name="P2" style:family="paragraph" style:parent-style-name="Text_20_body">
      <style:paragraph-properties fo:margin-top="0cm" fo:margin-bottom="0cm" fo:text-align="center" style:justify-single-word="false"/>
    </style:style>
    <style:style style:name="P3" style:family="paragraph" style:parent-style-name="Text_20_body">
      <style:paragraph-properties fo:margin-left="1.199cm" fo:margin-right="0cm" fo:margin-top="0cm" fo:margin-bottom="0cm" fo:text-align="justify" style:justify-single-word="false" fo:text-indent="0cm" style:auto-text-indent="false"/>
    </style:style>
    <style:style style:name="P4" style:family="paragraph" style:parent-style-name="Standard">
      <style:paragraph-properties fo:text-align="center" style:justify-single-word="false"/>
    </style:style>
    <style:style style:name="P5" style:family="paragraph" style:parent-style-name="Text_20_body">
      <style:paragraph-properties fo:text-align="justify" style:justify-single-word="false"/>
    </style:style>
    <style:style style:name="P6" style:family="paragraph" style:parent-style-name="Text_20_body">
      <style:paragraph-properties fo:margin-left="0cm" fo:margin-right="0cm" fo:text-align="justify" style:justify-single-word="false" fo:text-indent="0cm" style:auto-text-indent="false">
        <style:tab-stops/>
      </style:paragraph-properties>
    </style:style>
    <style:style style:name="P7" style:family="paragraph" style:parent-style-name="Text_20_body">
      <style:paragraph-properties fo:margin-left="0cm" fo:margin-right="-0.028cm" fo:text-align="justify" style:justify-single-word="false" fo:text-indent="0cm" style:auto-text-indent="false">
        <style:tab-stops/>
      </style:paragraph-properties>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text-properties fo:font-style="normal" fo:font-weight="bold" style:font-style-asian="normal" style:font-weight-asian="bold" style:font-style-complex="normal" style:font-weight-complex="bold"/>
    </style:style>
    <style:style style:name="P10" style:family="paragraph" style:parent-style-name="Text_20_body">
      <style:paragraph-properties fo:text-align="justify" style:justify-single-word="false"/>
    </style:style>
    <style:style style:name="P11" style:family="paragraph" style:parent-style-name="Text_20_body" style:list-style-name="L1">
      <style:paragraph-properties fo:margin-left="1.199cm" fo:margin-right="0cm" fo:margin-top="0cm" fo:margin-bottom="0cm" fo:text-align="justify" style:justify-single-word="false" fo:text-indent="0cm" style:auto-text-indent="false"/>
    </style:style>
    <style:style style:name="P12" style:family="paragraph" style:parent-style-name="Text_20_body" style:list-style-name="L2">
      <style:paragraph-properties fo:margin-left="0.998cm" fo:margin-right="0cm" fo:text-align="justify" style:justify-single-word="false" fo:text-indent="0cm" style:auto-text-indent="false">
        <style:tab-stops/>
      </style:paragraph-properties>
    </style:style>
    <style:style style:name="P13" style:family="paragraph" style:parent-style-name="Text_20_body" style:list-style-name="L3">
      <style:paragraph-properties fo:margin-left="0.998cm" fo:margin-right="0cm" fo:text-align="justify" style:justify-single-word="false" fo:text-indent="0cm" style:auto-text-indent="false">
        <style:tab-stops/>
      </style:paragraph-properties>
    </style:style>
    <style:style style:name="P14" style:family="paragraph" style:parent-style-name="Heading_20_2">
      <style:paragraph-properties fo:text-align="justify" style:justify-single-word="false"/>
    </style:style>
    <style:style style:name="P15" style:family="paragraph" style:parent-style-name="Heading_20_2">
      <style:paragraph-properties fo:break-before="page"/>
    </style:style>
    <style:style style:name="P16" style:family="paragraph" style:parent-style-name="Heading_20_2">
      <style:paragraph-properties fo:margin-left="0cm" fo:margin-right="-0.028cm" fo:text-align="justify" style:justify-single-word="false" fo:text-indent="0cm" style:auto-text-indent="false">
        <style:tab-stops/>
      </style:paragraph-properties>
    </style:style>
    <style:style style:name="P17" style:family="paragraph" style:parent-style-name="Heading_20_2">
      <style:paragraph-properties fo:margin-left="0cm" fo:margin-right="-0.028cm" fo:text-align="justify" style:justify-single-word="false" fo:text-indent="0cm" style:auto-text-indent="false" fo:break-before="page">
        <style:tab-stops/>
      </style:paragraph-properties>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21cm" text:min-label-width="0.635cm"/>
        <style:text-properties style:font-name="StarSymbol"/>
      </text:list-level-style-bullet>
      <text:list-level-style-bullet text:level="3" text:style-name="Bullet_20_Symbols" style:num-suffix="." text:bullet-char="–">
        <style:list-level-properties text:space-before="2.642cm" text:min-label-width="0.635cm"/>
        <style:text-properties style:font-name="StarSymbol"/>
      </text:list-level-style-bullet>
      <text:list-level-style-bullet text:level="4" text:style-name="Bullet_20_Symbols" style:num-suffix="." text:bullet-char="–">
        <style:list-level-properties text:space-before="3.963cm" text:min-label-width="0.635cm"/>
        <style:text-properties style:font-name="StarSymbol"/>
      </text:list-level-style-bullet>
      <text:list-level-style-bullet text:level="5" text:style-name="Bullet_20_Symbols" style:num-suffix="." text:bullet-char="–">
        <style:list-level-properties text:space-before="5.285cm" text:min-label-width="0.635cm"/>
        <style:text-properties style:font-name="StarSymbol"/>
      </text:list-level-style-bullet>
      <text:list-level-style-bullet text:level="6" text:style-name="Bullet_20_Symbols" style:num-suffix="." text:bullet-char="–">
        <style:list-level-properties text:space-before="6.606cm" text:min-label-width="0.635cm"/>
        <style:text-properties style:font-name="StarSymbol"/>
      </text:list-level-style-bullet>
      <text:list-level-style-bullet text:level="7" text:style-name="Bullet_20_Symbols" style:num-suffix="." text:bullet-char="–">
        <style:list-level-properties text:space-before="7.927cm" text:min-label-width="0.635cm"/>
        <style:text-properties style:font-name="StarSymbol"/>
      </text:list-level-style-bullet>
      <text:list-level-style-bullet text:level="8" text:style-name="Bullet_20_Symbols" style:num-suffix="." text:bullet-char="–">
        <style:list-level-properties text:space-before="9.248cm" text:min-label-width="0.635cm"/>
        <style:text-properties style:font-name="StarSymbol"/>
      </text:list-level-style-bullet>
      <text:list-level-style-bullet text:level="9" text:style-name="Bullet_20_Symbols" style:num-suffix="." text:bullet-char="–">
        <style:list-level-properties text:space-before="10.569cm" text:min-label-width="0.635cm"/>
        <style:text-properties style:font-name="StarSymbol"/>
      </text:list-level-style-bullet>
      <text:list-level-style-bullet text:level="10" text:style-name="Bullet_20_Symbols" style:num-suffix="." text:bullet-char="–">
        <style:list-level-properties text:space-before="11.89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21cm" text:min-label-width="0.635cm"/>
        <style:text-properties style:font-name="StarSymbol"/>
      </text:list-level-style-bullet>
      <text:list-level-style-bullet text:level="3" text:style-name="Bullet_20_Symbols" style:num-suffix="." text:bullet-char="–">
        <style:list-level-properties text:space-before="2.642cm" text:min-label-width="0.635cm"/>
        <style:text-properties style:font-name="StarSymbol"/>
      </text:list-level-style-bullet>
      <text:list-level-style-bullet text:level="4" text:style-name="Bullet_20_Symbols" style:num-suffix="." text:bullet-char="–">
        <style:list-level-properties text:space-before="3.963cm" text:min-label-width="0.635cm"/>
        <style:text-properties style:font-name="StarSymbol"/>
      </text:list-level-style-bullet>
      <text:list-level-style-bullet text:level="5" text:style-name="Bullet_20_Symbols" style:num-suffix="." text:bullet-char="–">
        <style:list-level-properties text:space-before="5.285cm" text:min-label-width="0.635cm"/>
        <style:text-properties style:font-name="StarSymbol"/>
      </text:list-level-style-bullet>
      <text:list-level-style-bullet text:level="6" text:style-name="Bullet_20_Symbols" style:num-suffix="." text:bullet-char="–">
        <style:list-level-properties text:space-before="6.606cm" text:min-label-width="0.635cm"/>
        <style:text-properties style:font-name="StarSymbol"/>
      </text:list-level-style-bullet>
      <text:list-level-style-bullet text:level="7" text:style-name="Bullet_20_Symbols" style:num-suffix="." text:bullet-char="–">
        <style:list-level-properties text:space-before="7.927cm" text:min-label-width="0.635cm"/>
        <style:text-properties style:font-name="StarSymbol"/>
      </text:list-level-style-bullet>
      <text:list-level-style-bullet text:level="8" text:style-name="Bullet_20_Symbols" style:num-suffix="." text:bullet-char="–">
        <style:list-level-properties text:space-before="9.248cm" text:min-label-width="0.635cm"/>
        <style:text-properties style:font-name="StarSymbol"/>
      </text:list-level-style-bullet>
      <text:list-level-style-bullet text:level="9" text:style-name="Bullet_20_Symbols" style:num-suffix="." text:bullet-char="–">
        <style:list-level-properties text:space-before="10.569cm" text:min-label-width="0.635cm"/>
        <style:text-properties style:font-name="StarSymbol"/>
      </text:list-level-style-bullet>
      <text:list-level-style-bullet text:level="10" text:style-name="Bullet_20_Symbols" style:num-suffix="." text:bullet-char="–">
        <style:list-level-properties text:space-before="11.89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21cm" text:min-label-width="0.635cm"/>
        <style:text-properties style:font-name="StarSymbol"/>
      </text:list-level-style-bullet>
      <text:list-level-style-bullet text:level="3" text:style-name="Bullet_20_Symbols" style:num-suffix="." text:bullet-char="–">
        <style:list-level-properties text:space-before="2.642cm" text:min-label-width="0.635cm"/>
        <style:text-properties style:font-name="StarSymbol"/>
      </text:list-level-style-bullet>
      <text:list-level-style-bullet text:level="4" text:style-name="Bullet_20_Symbols" style:num-suffix="." text:bullet-char="–">
        <style:list-level-properties text:space-before="3.963cm" text:min-label-width="0.635cm"/>
        <style:text-properties style:font-name="StarSymbol"/>
      </text:list-level-style-bullet>
      <text:list-level-style-bullet text:level="5" text:style-name="Bullet_20_Symbols" style:num-suffix="." text:bullet-char="–">
        <style:list-level-properties text:space-before="5.285cm" text:min-label-width="0.635cm"/>
        <style:text-properties style:font-name="StarSymbol"/>
      </text:list-level-style-bullet>
      <text:list-level-style-bullet text:level="6" text:style-name="Bullet_20_Symbols" style:num-suffix="." text:bullet-char="–">
        <style:list-level-properties text:space-before="6.606cm" text:min-label-width="0.635cm"/>
        <style:text-properties style:font-name="StarSymbol"/>
      </text:list-level-style-bullet>
      <text:list-level-style-bullet text:level="7" text:style-name="Bullet_20_Symbols" style:num-suffix="." text:bullet-char="–">
        <style:list-level-properties text:space-before="7.927cm" text:min-label-width="0.635cm"/>
        <style:text-properties style:font-name="StarSymbol"/>
      </text:list-level-style-bullet>
      <text:list-level-style-bullet text:level="8" text:style-name="Bullet_20_Symbols" style:num-suffix="." text:bullet-char="–">
        <style:list-level-properties text:space-before="9.248cm" text:min-label-width="0.635cm"/>
        <style:text-properties style:font-name="StarSymbol"/>
      </text:list-level-style-bullet>
      <text:list-level-style-bullet text:level="9" text:style-name="Bullet_20_Symbols" style:num-suffix="." text:bullet-char="–">
        <style:list-level-properties text:space-before="10.569cm" text:min-label-width="0.635cm"/>
        <style:text-properties style:font-name="StarSymbol"/>
      </text:list-level-style-bullet>
      <text:list-level-style-bullet text:level="10" text:style-name="Bullet_20_Symbols" style:num-suffix="." text:bullet-char="–">
        <style:list-level-properties text:space-before="11.89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re0">Compte-rendu d'interview</text:p>
      <text:p text:style-name="P4"/>
      <text:p text:style-name="P1"><text:tab/>La Ligue Nationale Syldave de Rugby (LNSR) gère le championnat de rugby de Syldavie. C'est événement est couvert par tous les médias syldaves. Ce championnat est un championnat semi-professionnel organisé tous les ans durant toute la saison de rugby qui s'étend de mi-septembre à fin mai. Les participants à cette compétitions sont séparés en deux catégorie : Élite 1 et Élite 2. Chaque catégorie évolue dans son propre tableau, découpé en deux poules, composée chacune de dix clubs. Les phases de poules servent de phase de qualification pour les phases finales. Durant les qualifications, les équipes s'affrontent dans des matchs aller-retour.</text:p>
      <text:p text:style-name="P1"><text:tab/>Une fois les phases de poules terminées, les phases finales se déroules de la manière suivante :</text:p>
      <text:p text:style-name="P1"/>
      <table:table table:name="Tableau1" table:style-name="Tableau1">
        <table:table-column table:style-name="Tableau1.A"/>
        <table:table-column table:style-name="Tableau1.B"/>
        <table:table-row>
          <table:table-cell table:style-name="Tableau1.A1" office:value-type="string">
            <text:p text:style-name="P9">Poule 1</text:p>
          </table:table-cell>
          <table:table-cell table:style-name="Tableau1.B1" office:value-type="string">
            <text:p text:style-name="P9">Poule 2</text:p>
          </table:table-cell>
        </table:table-row>
        <table:table-row>
          <table:table-cell table:style-name="Tableau1.A2" office:value-type="string">
            <text:p text:style-name="P8">Premier</text:p>
          </table:table-cell>
          <table:table-cell table:style-name="Tableau1.B2" office:value-type="string">
            <text:p text:style-name="P8">Quatrième</text:p>
          </table:table-cell>
        </table:table-row>
        <table:table-row>
          <table:table-cell table:style-name="Tableau1.A2" office:value-type="string">
            <text:p text:style-name="P8">Quatrième</text:p>
          </table:table-cell>
          <table:table-cell table:style-name="Tableau1.B2" office:value-type="string">
            <text:p text:style-name="P8">Premier</text:p>
          </table:table-cell>
        </table:table-row>
        <table:table-row>
          <table:table-cell table:style-name="Tableau1.A2" office:value-type="string">
            <text:p text:style-name="P8">Deuxième</text:p>
          </table:table-cell>
          <table:table-cell table:style-name="Tableau1.B2" office:value-type="string">
            <text:p text:style-name="P8">Troisième</text:p>
          </table:table-cell>
        </table:table-row>
        <table:table-row>
          <table:table-cell table:style-name="Tableau1.A2" office:value-type="string">
            <text:p text:style-name="P8">Troisième</text:p>
          </table:table-cell>
          <table:table-cell table:style-name="Tableau1.B2" office:value-type="string">
            <text:p text:style-name="P8">Deuxième</text:p>
          </table:table-cell>
        </table:table-row>
      </table:table>
      <text:p text:style-name="P2"/>
      <text:p text:style-name="P1"/>
      <text:p text:style-name="P1">La <text:s/>LNSR peut être décomposée en différentes commissions.</text:p>
      <text:p text:style-name="P1">Elles sont au nombre de 6 :</text:p>
      <text:list xml:id="list1003540886" text:style-name="L1">
        <text:list-item>
          <text:p text:style-name="P11">Contrôle de gestion</text:p>
        </text:list-item>
        <text:list-item>
          <text:p text:style-name="P11">Arbitrage</text:p>
        </text:list-item>
        <text:list-item>
          <text:p text:style-name="P11">Sanctions</text:p>
        </text:list-item>
        <text:list-item>
          <text:p text:style-name="P11">Marketing</text:p>
        </text:list-item>
        <text:list-item>
          <text:p text:style-name="P11">Licences</text:p>
        </text:list-item>
        <text:list-item>
          <text:p text:style-name="P11">Compétition</text:p>
        </text:list-item>
      </text:list>
      <text:p text:style-name="P3"/>
      <text:h text:style-name="P14" text:outline-level="2">Commission de contrôle de gestion.</text:h>
      <text:p text:style-name="P5"><text:tab/>La commission de contrôle de gestion a pour charge de conserver l'équité financière entre les clubs. Elle se réuni à la demande lorsque un joueur professionnel souhaite acquérir une nouvelle licence. La </text:p>
      <text:p text:style-name="P5">commission demande dans ce cas le contrat signé entre le club et le joueur sur lequel doit apparaître le futur salaire du joueur. Elle demande également de joindre à ce contrat, un bilan financier de l'année en cours et un bilan provisoire pour l'année suivante. Les demandes de licences acceptées sont envoyées un mois avant le début de la saison sportive. Les clubs ont alors 3 semaines pour régler leur licences. Une fois ce délai dépassé, les licences sont envoyées aux clubs une semaine avant la reprise de la saison.</text:p>
      <text:p text:style-name="P5"/>
      <text:h text:style-name="Heading_20_2" text:outline-level="2"/>
      <text:h text:style-name="P15" text:outline-level="2">Commission des arbitres</text:h>
      <text:p text:style-name="P5"><text:tab/>La commission d'arbitrage s'occupe d'assigner les arbitres pour chaque matchs. Elle se réuni les mardis avant chaque match et désigne pour le match suivant un arbitre de champ et deux arbitres de touche selon certaines contraintes :</text:p>
      <text:list xml:id="list1727125660" text:style-name="L2">
        <text:list-item>
          <text:p text:style-name="P12">Un arbitre ne peux pas arbitrer un équipe de sa région.</text:p>
        </text:list-item>
        <text:list-item>
          <text:p text:style-name="P12">Un arbitre ne peux arbitrer plus de 4 matchs de la même équipe pendant la saison.</text:p>
        </text:list-item>
        <text:list-item>
          <text:p text:style-name="P12">Si un arbitres a eu des problèmes lors d'un match, il n'est pas réaffecté pour le match suivant.</text:p>
        </text:list-item>
      </text:list>
      <text:p text:style-name="P6"/>
      <text:p text:style-name="P6"><text:tab/>Pour chaque match, la commission d'arbitrage fourni aux arbitres sélectionnées une feuille de match vierge, un rapport d'arbitrage vierge et des tickets de transport.</text:p>
      <text:p text:style-name="P6"><text:tab/>A la fin de chaque rencontre, les arbitres présents lors de celle-ci envoient deux exemplaire de la feuille de match complétée et du rapport renseignés, un par fax et un par courrier, à la commission de compétition et en garde un exemplaire pour eux. La commission communique les résultat et le nouveau classement à la commission marketing qui assure l'intermédiaire avec les médias.</text:p>
      <text:p text:style-name="P6"><text:tab/>En cas de sanctions durant le match, celles-ci sont notées sur la feuille de match que la commission des arbitres transmet à la commission des sanctions après chaque match.</text:p>
      <text:h text:style-name="Heading_20_2" text:outline-level="2">Commission des sanctions</text:h>
      <text:p text:style-name="P7"><text:tab/>La commission des sanctions se réuni chaque mercredi. Elle analyse les sanctions transmises par la commission des arbitres et attribue les sanctions en conséquence. Elle peut donner deux types de sanctions : un nombre de matchs de suspension ou une période de suspension. Une fois la sanction choisie, elle la communique aux clubs des joueurs concernés. Ceux-ci ont quatre jours pour faire appel de la décision. Les appels sont examinés le mercredi suivant. Les appels ne sont pas suspensif, les joueurs restent sanctionné tant que la commission n'a pas revu sa décision en appel. À la fin de chaque réunion, elle communiques les sanctions prises à la commission marketing qui fait office d'intermédiaire avec les médias.</text:p>
      <text:h text:style-name="P16" text:outline-level="2">Commission marketing</text:h>
      <text:p text:style-name="P7"><text:tab/>La commission marketing s'occupe de mettre en forme les différents rapports des autres commissions qui doivent être transmis aux médias. Elle met en page et y intègre les différents sponsors qu'elle a pu démarcher. La démarche de sponsors doit se faire avant juin et constitue un des principaux revenus de la LNSR. Elle doit contacter environ une demi-douzaine de sponsors par saison. Les contrats de sponsoring sont valables une année sportive et sont renouvelables.</text:p>
      <text:h text:style-name="P16" text:outline-level="2"/>
      <text:h text:style-name="P17" text:outline-level="2">Commission des licences</text:h>
      <text:p text:style-name="P7"><text:tab/>La commission des licences s'occupe d'attribuer les licences aux joueurs amateurs et professionnels. Elle en appelle à la commission de contrôle de gestion pour les licences professionnelles afin de vérifier si les clubs ne se sur-endettes pas en achetant de nouveaux joueurs. Une fois l'accord de la commission de contrôle obtenu, elle s'occupe de créer et d'envoyer les licences aux clubs.</text:p>
      <text:h text:style-name="P16" text:outline-level="2">Commission de compétition</text:h>
      <text:p text:style-name="P7"><text:tab/>La commission compétition a en charge l'établissement du <text:tab/>calendrier des matchs de la compétition. Elle doit l'établir pour le mois de mars précédant l'année concernée mais ne le communique aux média, via la commission de marketing, que courant juillet. Elle doit suivre certaines contraintes :</text:p>
      <text:list xml:id="list873227059" text:style-name="L3">
        <text:list-item>
          <text:p text:style-name="P13">18 matchs de qualification</text:p>
        </text:list-item>
        <text:list-item>
          <text:p text:style-name="P13">4 matchs de phases finales</text:p>
        </text:list-item>
        <text:list-item>
          <text:p text:style-name="P13">6 week-end de compétition européenne.</text:p>
        </text:list-item>
        <text:list-item>
          <text:p text:style-name="P13">Quelques week-end de rattrapage (en cas d'intempéries)</text:p>
        </text:list-item>
        <text:list-item>
          <text:p text:style-name="P13">Laisser 5-6 week-end lors desquels l'équipe nationale joue.</text:p>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itre0" style:family="paragraph" style:parent-style-name="Standard" style:class="text">
      <style:paragraph-properties fo:text-align="center" style:justify-single-word="false"/>
      <style:text-properties fo:color="#000000" style:font-name="Arial" fo:font-size="24pt" fo:font-style="normal" style:text-underline-style="solid" style:text-underline-width="auto" style:text-underline-color="font-color" fo:font-weight="bold" style:font-size-asian="24pt" style:font-style-asian="normal" style:font-weight-asian="bold" style:font-size-complex="24pt" style:font-style-complex="normal"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105cm" style:type="center"/>
          <style:tab-stop style:position="18.212cm" style:type="right"/>
        </style:tab-stops>
      </style:paragraph-properties>
    </style:style>
    <style:style style:name="Footer" style:family="paragraph" style:parent-style-name="Standard" style:class="extra">
      <style:paragraph-properties text:number-lines="false" text:line-number="0">
        <style:tab-stops>
          <style:tab-stop style:position="9.105cm" style:type="center"/>
          <style:tab-stop style:position="18.212cm" style:type="righ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1.341cm" fo:margin-right="1.446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Header">De ROQUEMAUREL Antoine<text:tab/><text:tab/>LNSR</text:p>
        <text:p text:style-name="Header">SOUM Mathieu<text:tab/><text:tab/>Ligue Nationale Syldave de Rugby</text:p>
      </style:header>
      <style:footer>
        <text:p text:style-name="Footer">Aud3<text:tab/><text:page-number text:select-page="current">2</text:page-number>/<text:page-count>3</text:page-count><text:tab/><text:date style:data-style-name="N76" text:date-value="2011-09-28T15:52:35" text:fixed="true">28 septembre 2011</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creation-date>2011-09-23T15:20:08</meta:creation-date>
    <dc:date>2011-09-30T16:06:33</dc:date>
    <meta:editing-cycles>36</meta:editing-cycles>
    <meta:editing-duration>PT03H58M19S</meta:editing-duration>
    <meta:document-statistic meta:table-count="1" meta:image-count="0" meta:object-count="0" meta:page-count="3" meta:paragraph-count="48" meta:word-count="849" meta:character-count="5253"/>
    <meta:user-defined meta:name="Info 1"/>
    <meta:user-defined meta:name="Info 2"/>
    <meta:user-defined meta:name="Info 3"/>
    <meta:user-defined meta:name="Info 4"/>
  </office:meta>
</office:document-meta>
</file>